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1e3" officeooo:paragraph-rsid="000901e3"/>
    </style:style>
    <style:style style:name="P2" style:family="paragraph" style:parent-style-name="Standard">
      <style:text-properties officeooo:rsid="0009109a" officeooo:paragraph-rsid="0009109a"/>
    </style:style>
    <style:style style:name="T1" style:family="text">
      <style:text-properties officeooo:rsid="0009109a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ass: CSCI310 </text:p>
      <text:p text:style-name="P1">Team Members: <text:span text:style-name="T1">Mikalai Asetski, Russ Seaman</text:span></text:p>
      <text:p text:style-name="P2">Project: 8x8x8 LED Cube </text:p>
      <text:p text:style-name="P2"/>
      <text:p text:style-name="P2">Description: We will build a 8x8x8 LED cube driven by an Arduino. <text:s/>This cube will display different patterns, sequencing the lights with our own algorithm. <text:s/>Our aim is to have at least one select-able pattern, with time permitting we will program in a few. <text:s/></text:p>
      <text:p text:style-name="P2"/>
      <text:p text:style-name="P2">Student provided:</text:p>
      <text:p text:style-name="P2">Ardunio Mega/nano</text:p>
      <text:p text:style-name="P2">Bread-board</text:p>
      <text:p text:style-name="P2">wires/jumper wires</text:p>
      <text:p text:style-name="P2"/>
      <text:p text:style-name="P2">School Provided:</text:p>
      <text:p text:style-name="P2">100 LEDS (64 needed, but would like to have extras)</text:p>
      <text:p text:style-name="P2">Capacitors (need to figure out size)</text:p>
      <text:p text:style-name="P2">Resistors (need to figure out resistance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1:42:31.734119312</meta:creation-date>
    <meta:generator>LibreOffice/6.1.4.2$Linux_X86_64 LibreOffice_project/10$Build-2</meta:generator>
    <dc:date>2019-01-23T12:00:49.607434051</dc:date>
    <meta:editing-duration>PT7M3S</meta:editing-duration>
    <meta:editing-cycles>1</meta:editing-cycles>
    <meta:document-statistic meta:table-count="0" meta:image-count="0" meta:object-count="0" meta:page-count="1" meta:paragraph-count="12" meta:word-count="87" meta:character-count="546" meta:non-whitespace-character-count="465"/>
  </office:meta>
</office:document-meta>
</file>